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567" officeooo:paragraph-rsid="00125567"/>
    </style:style>
    <style:style style:name="P2" style:family="paragraph" style:parent-style-name="Standard">
      <style:text-properties officeooo:rsid="00125567" officeooo:paragraph-rsid="00145fcb"/>
    </style:style>
    <style:style style:name="P3" style:family="paragraph" style:parent-style-name="Standard">
      <style:text-properties officeooo:rsid="00155360" officeooo:paragraph-rsid="00155360"/>
    </style:style>
    <style:style style:name="P4" style:family="paragraph" style:parent-style-name="Standard">
      <style:text-properties officeooo:rsid="0015792b" officeooo:paragraph-rsid="0015792b"/>
    </style:style>
    <style:style style:name="P5" style:family="paragraph" style:parent-style-name="Standard">
      <style:text-properties officeooo:rsid="00169cb8" officeooo:paragraph-rsid="00169cb8"/>
    </style:style>
    <style:style style:name="T1" style:family="text">
      <style:text-properties officeooo:rsid="0013292d"/>
    </style:style>
    <style:style style:name="T2" style:family="text">
      <style:text-properties officeooo:rsid="00145fcb"/>
    </style:style>
    <style:style style:name="T3" style:family="text">
      <style:text-properties officeooo:rsid="0015792b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m a necessidade de ter que entregar projetos cada vez mais complexos e em prazos cada vez menores senti que deveria encontrar uma solução que facilitasse o desenvolvimento de minhas aplicações a fim de atender aos prazos e ao mesmo tempo estar satisfeito com o código que escrevi. </text:p>
      <text:p text:style-name="P1"/>
      <text:p text:style-name="P2">Minha primeira alternativa, ainda quando estava começando a trabalhar com sistemas web, foi de criar um arquivo onde eu guardava diversas funções que me auxiliavam durante o desenvolvimento. Funções essas que iam desde a conexão com uma base de dados <text:span text:style-name="T1">que também alimentavam </text:span>galerias <text:span text:style-name="T1">de imagens ou lista de notícias ou eventos como também funções simples que resolviam pequenos problemas mas que se repetiam constantemente</text:span>. <text:span text:style-name="T2">No inicio me ajudou bastante, e a cada novo projeto meu arquivo de funções aumentava e eu ficava mais feliz com isso. Porém , com o tempo, fui ganhando experiência e essa experiência me fez perceber que eu precisava mudar essa minha forma de trabalhar, algumas coisas começavam a ficar obsoletas e meu arquivo de funções já não me ajudava da forma que eu queria, minha rotina estava sendo um ctrl+c ctrl+v de projetos anteriores para projetos novos. Foi aí que comecei a me convencer de que eu precisava pesquisar melhores formas de se trabalhar, então comecei a ler e estudar sobre projeto, como criavam, qual era a melhor forma de se fazer um projeto web, pesquisei em fórum, em grupos, foi quando comecei a entender sobre Frameworks web, até então eu já estava com uma boa experiência na linguagem e me sentia seguro em começar a trabalhar com uma nova metodologia. Nesse momento comecei a estudar sobre o Framework CakePHP. Resolvi usá-lo em um de meus projetos e fiquei muito empolgado com a experiência de se criar sistemas robustos em pouco tempo. Algo que me animou ainda mais foi a curva de aprendizagem da ferramenta. </text:span></text:p>
      <text:p text:style-name="P2"><text:span text:style-name="T2">Cheguei a fazer alguns projetos utilizando este framework, mas quis experimentar outros. Foi nessa onda de explorar o universo dos frameworks que acabei descobrindo o ZendPHP, CodeIgniter e outras pequenas experiências. </text:span></text:p>
      <text:p text:style-name="P3">Isso me fez abrir a minha visão em relação a desenvolvimento e a novas metodologias, a cada novo framework que eu testava encontrava soluções na qual eu não tinha nos outros e isso me deixava cada vez mais animado. </text:p>
      <text:p text:style-name="P3">Mas como em tudo na nossa vida, chegou um momento onde eu não estava satisfeito com o que estava fazendo, nem com nenhum dos frameworks que eu estava usando. Estava sentindo que eu tinha códigos demais na minha aplicação, sentia que podia melhorar isso, mas percebia que o framework me deixada de mão amarradas quanto a isso sem poder fazer muita coisa diferente. Percebia também que eu tinha muitos arquivos e classes que eu se quer usava nos meus projetos. Pensei durante <text:span text:style-name="T3">dias e semanas o que eu poderia fazer para facilitar as coisas, cheguei a pensar em escolher o framework que mais me agradava e modificar de modo a ficar o mais próximo possível do que precisava mas logo descartei essa ideia, ele continuaria com códigos que não seriam tão úteis para mim e possivelmente eu perderia um bom tempo tentando entender o que eu poderia ou não tirar sem afeta-lo. </text:span></text:p>
      <text:p text:style-name="P4"/>
      <text:p text:style-name="P4">A minha maior questão até então era: <text:span text:style-name="T4">“O que fazer para que algo que veio para me ajudar para de me atrapalhar?”</text:span></text:p>
      <text:p text:style-name="P4"/>
      <text:p text:style-name="P5">Foi ai que me veio uma luz, porque não pegar a ideia das coisas que eu achava melhor de cada framework e montar um framework meu, do zero, que me atendesse exatamente da forma que eu queria?</text:p>
      <text:p text:style-name="P5">Ótimo! Mas como eu faria isso assim do zero? </text:p>
      <text:p text:style-name="P5">Pensando nisso comecei a estudar a melhor forma de se começar a criar um framework, fui novamente para o google buscar material sobre isso. Escolhi a metodologia a ser aplicada e finalmente comecei a produzir minha ferramenta que atualmente é toda baseada em MVC e está presente em 100% dos meus projetos em PHP e em quase tudo que faço atualmente, além de ser opensource e ser a principal ferramente utilizada na empresa em que atualmente eu trabal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00:54:52.461531038</meta:creation-date>
    <dc:date>2014-09-03T01:45:55.382557391</dc:date>
    <meta:editing-duration>PT37M35S</meta:editing-duration>
    <meta:editing-cycles>5</meta:editing-cycles>
    <meta:generator>LibreOffice/4.1.4.2$Linux_X86_64 LibreOffice_project/410m0$Build-2</meta:generator>
    <meta:document-statistic meta:table-count="0" meta:image-count="0" meta:object-count="0" meta:page-count="1" meta:paragraph-count="9" meta:word-count="677" meta:character-count="3934" meta:non-whitespace-character-count="3258"/>
  </office:meta>
</office:document-meta>
</file>